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1cac05" officeooo:paragraph-rsid="001cac05"/>
    </style:style>
    <style:style style:name="P2" style:family="paragraph" style:parent-style-name="Standard">
      <style:text-properties style:font-name="Times New Roman" officeooo:rsid="0020d27f" officeooo:paragraph-rsid="0020d27f"/>
    </style:style>
    <style:style style:name="P3" style:family="paragraph" style:parent-style-name="Standard">
      <style:text-properties style:font-name="Times New Roman" officeooo:rsid="0020d27f" officeooo:paragraph-rsid="0022c4b7"/>
    </style:style>
    <style:style style:name="P4" style:family="paragraph" style:parent-style-name="Standard">
      <style:text-properties style:font-name="Times New Roman" officeooo:rsid="0022c4b7" officeooo:paragraph-rsid="0022c4b7"/>
    </style:style>
    <style:style style:name="P5" style:family="paragraph" style:parent-style-name="Standard">
      <style:text-properties style:font-name="Times New Roman" officeooo:rsid="0022c4b7" officeooo:paragraph-rsid="0022c4b7"/>
    </style:style>
    <style:style style:name="P6" style:family="paragraph" style:parent-style-name="Standard">
      <style:text-properties style:font-name="Times New Roman" officeooo:rsid="0022cb52" officeooo:paragraph-rsid="0022cb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vin is an existential thinker. He reflects on life and meaning. This doesn’t have to lead anywhere, but I think it is important. He recognizes the construct of consciousness, and acknowledges existence outside of perception. These thoughts are scary. The knowledge of one’s own expiration can drive one to suicide, which is why it is vital that people find meaning in their own lives. Just existing is LITERALLY THE SAME AS BEING DEAD. What makes us human is our ability to find meaning in things that have none, as nothing “really” has meaning, but it allows us to do things that nothing else can. An analytical english class is a good analogy. If you are going to take it, you better find some meaning, otherwise, you will not do well, and in real life, there is no equivalent to sparknotes. Life itself is essentially meaningless. Everything is made up, a perception. It sounds crazy on a whim but it really is the way it is. I do not want to say it is “true” because nothing is “true.” Truth is a made up concept. This is the part where I talk about how life is a simulation, which it very well could be, and we would never know. But because we can never know, it does not matter. Which is funny because nothing really matters anyways, but assuming that there are things that do and do not matter, that does not matter.</text:p>
      <text:p text:style-name="P1"/>
      <text:p text:style-name="P1"/>
      <text:p text:style-name="P2">09/01/2016</text:p>
      <text:p text:style-name="P2"/>
      <text:p text:style-name="P2">pg 47: hobbes attacks calvin randomly</text:p>
      <text:p text:style-name="P2"/>
      <text:p text:style-name="P2">pg 58, strip 2: Calvin flips a coin (morals? Truth?)</text:p>
      <text:p text:style-name="P2"/>
      <text:p text:style-name="P2"/>
      <text:p text:style-name="P2">~Hobbes doesn’t know what Calvin doesn’t,</text:p>
      <text:p text:style-name="P2"/>
      <text:p text:style-name="P2"/>
      <text:p text:style-name="P2">pg 99: Calvin POV, color and perspective</text:p>
      <text:p text:style-name="P2"/>
      <text:p text:style-name="P3">~ existential, philosophical conversations, often in nature, walking around, on wagon/sled</text:p>
      <text:p text:style-name="P2"/>
      <text:p text:style-name="P2"/>
      <text:p text:style-name="P4">Free write 09/01/2016:</text:p>
      <text:p text:style-name="P4"/>
      <text:p text:style-name="P4">Calvin is taking a “True or False” test. He is happy because this means he will have “clarity,” “every sentence is either pure, sweet truth, or a vile, contemptible lie! One or the other! Nothing in between!”, and then proceeds to flip a coin. The story here is that he is going to answer this true or false test by flipping a coin, one side for true, one side for false, and answer each question based on a coin flip. This is interesting because it seems that there is a deeper meaning here. It is as if Calvin’s description of Truth and Falsehood is objectivley absolute. So if one is a truth, and one is a lie, and he doesn’t know which is which, he guesses. But it could also be that whether the question is true or false is determined by which side of the coin lands face up. The informational state of truth or of false is determined by a coin flip, by chance. We like to think of truth as the way calvin describes it, but his act of flipping the coin is an ideological attack on our perceptions of truth and falsehood, that it is relative. Sure, it could be true that one person has a tv and another person doesn’t, but there are more serious things that this is so for, like the truth of a God, or morality. And it IS possible for coins to land on their sides.</text:p>
      <text:p text:style-name="P4"/>
      <text:p text:style-name="P4"/>
      <text:p text:style-name="P4"/>
      <text:p text:style-name="P6">Thesis Statements:</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8:45:26.714248000</meta:creation-date>
    <dc:date>2016-09-01T09:45:16.506815000</dc:date>
    <meta:editing-duration>PT5H26M33S</meta:editing-duration>
    <meta:editing-cycles>6</meta:editing-cycles>
    <meta:generator>LibreOffice/5.2.0.4$MacOSX_X86_64 LibreOffice_project/066b007f5ebcc236395c7d282ba488bca6720265</meta:generator>
    <meta:document-statistic meta:table-count="0" meta:image-count="0" meta:object-count="0" meta:page-count="2" meta:paragraph-count="10" meta:word-count="533" meta:character-count="2904" meta:non-whitespace-character-count="2381"/>
  </office:meta>
</office:document-meta>
</file>